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input">
            <text:p>input</text:p>
          </table:table-cell>
          <table:table-cell table:style-name="pd1" office:value-type="string" office:value="output">
            <text:p>output</text:p>
          </table:table-cell>
          <table:table-cell table:style-name="pd1" office:value-type="string" office:value="reference">
            <text:p>reference</text:p>
          </table:table-cell>
          <table:table-cell table:style-name="pd1" office:value-type="string" office:value="判斷結果">
            <text:p>判斷結果</text:p>
          </table:table-cell>
        </table:table-row>
        <table:table-row>
          <table:table-cell office:value-type="string" office:value="艾菲爾鐵塔位於哪裡？ ">
            <text:p>艾菲爾鐵塔位於哪裡？ </text:p>
          </table:table-cell>
          <table:table-cell office:value-type="string" office:value="艾菲爾鐵塔位於法國巴黎。 ">
            <text:p>艾菲爾鐵塔位於法國巴黎。 </text:p>
          </table:table-cell>
          <table:table-cell office:value-type="string" office:value="艾菲爾鐵塔位於法國巴黎。它建於 1889 年，作為 1889 年世界博覽會的入口拱門。 ">
            <text:p>艾菲爾鐵塔位於法國巴黎。它建於 1889 年，作為 1889 年世界博覽會的入口拱門。 </text:p>
          </table:table-cell>
          <table:table-cell office:value-type="string" office:value="事實&#10;&#10;* **[response]** 聲稱艾菲爾鐵塔位於法國巴黎。&#10;* **[reference]** 也明確指出艾菲爾鐵塔位於法國巴黎。&#10;&#10;因此，[response] 的回答與 [reference] 的內容一致，沒有任何與事實不符的地方。">
            <text:p>事實

* **[response]** 聲稱艾菲爾鐵塔位於法國巴黎。
* **[reference]** 也明確指出艾菲爾鐵塔位於法國巴黎。

因此，[response] 的回答與 [reference] 的內容一致，沒有任何與事實不符的地方。</text:p>
          </table:table-cell>
        </table:table-row>
        <table:table-row>
          <table:table-cell office:value-type="string" office:value="中國的長城有多長？ ">
            <text:p>中國的長城有多長？ </text:p>
          </table:table-cell>
          <table:table-cell office:value-type="string" office:value="中國的長城長約 13,171 英里（21,196 公里）。 ">
            <text:p>中國的長城長約 13,171 英里（21,196 公里）。 </text:p>
          </table:table-cell>
          <table:table-cell office:value-type="string" office:value="中國的長城長達 13,000 多英里。它是中國各個朝代歷經多個世紀而建造的，旨在抵禦遊牧民族的入侵。 ">
            <text:p>中國的長城長達 13,000 多英里。它是中國各個朝代歷經多個世紀而建造的，旨在抵禦遊牧民族的入侵。 </text:p>
          </table:table-cell>
          <table:table-cell office:value-type="string" office:value="事實&#10;&#10;* **reference** 指出長城長度超過 13,000 英里。&#10;* **response** 提供的長度為 13,171 英里（21,196 公里），符合 **reference** 中“13,000 多英里”的描述，並且提供了更精確的數字。&#10;* 因此，**response** 的回答與 **reference** 的內容一致，沒有與事實不符的地方。">
            <text:p>事實

* **reference** 指出長城長度超過 13,000 英里。
* **response** 提供的長度為 13,171 英里（21,196 公里），符合 **reference** 中“13,000 多英里”的描述，並且提供了更精確的數字。
* 因此，**response** 的回答與 **reference** 的內容一致，沒有與事實不符的地方。</text:p>
          </table:table-cell>
        </table:table-row>
        <table:table-row>
          <table:table-cell office:value-type="string" office:value="最大的熱帶雨林是什麼？ ">
            <text:p>最大的熱帶雨林是什麼？ </text:p>
          </table:table-cell>
          <table:table-cell office:value-type="string" office:value="亞馬遜雨林是世界上最大的熱帶雨林。它是世界上動植物種類最多的家園。 ">
            <text:p>亞馬遜雨林是世界上最大的熱帶雨林。它是世界上動植物種類最多的家園。 </text:p>
          </table:table-cell>
          <table:table-cell office:value-type="string" office:value="亞馬遜雨林是世界上最大的熱帶雨林。它覆蓋了巴西西北部的大部分地區，並延伸到哥倫比亞、秘魯和其他南美國家。 ">
            <text:p>亞馬遜雨林是世界上最大的熱帶雨林。它覆蓋了巴西西北部的大部分地區，並延伸到哥倫比亞、秘魯和其他南美國家。 </text:p>
          </table:table-cell>
          <table:table-cell office:value-type="string" office:value="事實&#10;&#10;* **[response] 聲稱亞馬遜雨林是世界上最大的熱帶雨林。** [reference] 也明確指出「亞馬遜雨林是世界上最大的熱帶雨林」。&#10;* **[response] 提及亞馬遜雨林是動植物種類最多的家園。** 雖然 [reference] 沒有直接說明「種類最多」，但提到亞馬遜雨林覆蓋了巴西及其他南美國家的大部分地區，暗示其生態系統的豐富度，因此可以視為符合事實。&#10;* **[response] 的回答整體上與 [reference] 的內容一致，沒有任何與事實不符之處。**">
            <text:p>事實

* **[response] 聲稱亞馬遜雨林是世界上最大的熱帶雨林。** [reference] 也明確指出「亞馬遜雨林是世界上最大的熱帶雨林」。
* **[response] 提及亞馬遜雨林是動植物種類最多的家園。** 雖然 [reference] 沒有直接說明「種類最多」，但提到亞馬遜雨林覆蓋了巴西及其他南美國家的大部分地區，暗示其生態系統的豐富度，因此可以視為符合事實。
* **[response] 的回答整體上與 [reference] 的內容一致，沒有任何與事實不符之處。**</text:p>
          </table:table-cell>
        </table:table-row>
        <table:table-row>
          <table:table-cell office:value-type="string" office:value="地球上最高的山是哪一座？ ">
            <text:p>地球上最高的山是哪一座？ </text:p>
          </table:table-cell>
          <table:table-cell office:value-type="string" office:value="珠穆朗瑪峰海拔 29,029 英尺（8,848 公尺），是地球上最高的山峰。 ">
            <text:p>珠穆朗瑪峰海拔 29,029 英尺（8,848 公尺），是地球上最高的山峰。 </text:p>
          </table:table-cell>
          <table:table-cell office:value-type="string" office:value="珠穆朗瑪峰是地球上最高的山峰。它位於喜馬拉雅山馬哈蘭古爾喜馬拉雅山脈，橫跨尼泊爾和西藏邊界。 ">
            <text:p>珠穆朗瑪峰是地球上最高的山峰。它位於喜馬拉雅山馬哈蘭古爾喜馬拉雅山脈，橫跨尼泊爾和西藏邊界。 </text:p>
          </table:table-cell>
          <table:table-cell office:value-type="string" office:value="事實&#10;&#10;* **reference** 明確指出珠穆朗瑪峰是地球上最高的山峰。&#10;* **response** 的回答與 **reference** 的陳述一致，指出珠穆朗瑪峰是地球上最高的山峰，並提供了高度信息（29,029 英尺/8,848 公尺）。&#10;* 回答中提供的珠穆朗瑪峰高度與普遍認知相符。&#10;* 回答中提及珠穆朗瑪峰位於喜馬拉雅山脈，與 **reference** 的描述相符。&#10;&#10;因此，**response** 的回答沒有與 **reference** 的內容相悖，是基於事實的。">
            <text:p>事實

* **reference** 明確指出珠穆朗瑪峰是地球上最高的山峰。
* **response** 的回答與 **reference** 的陳述一致，指出珠穆朗瑪峰是地球上最高的山峰，並提供了高度信息（29,029 英尺/8,848 公尺）。
* 回答中提供的珠穆朗瑪峰高度與普遍認知相符。
* 回答中提及珠穆朗瑪峰位於喜馬拉雅山脈，與 **reference** 的描述相符。

因此，**response** 的回答沒有與 **reference** 的內容相悖，是基於事實的。</text:p>
          </table:table-cell>
        </table:table-row>
        <table:table-row>
          <table:table-cell office:value-type="string" office:value="世界上最長的河流是什麼？ ">
            <text:p>世界上最長的河流是什麼？ </text:p>
          </table:table-cell>
          <table:table-cell office:value-type="string" office:value="尼羅河全長 6,650 公里（4,132 英里），是世界上最長的河流。 ">
            <text:p>尼羅河全長 6,650 公里（4,132 英里），是世界上最長的河流。 </text:p>
          </table:table-cell>
          <table:table-cell office:value-type="string" office:value="尼羅河是世界上最長的河流。它向北流經非洲東北部，從布隆迪最遠的源頭流入地中海，全長約 6,650 公里（4,132 英里）。 ">
            <text:p>尼羅河是世界上最長的河流。它向北流經非洲東北部，從布隆迪最遠的源頭流入地中海，全長約 6,650 公里（4,132 英里）。 </text:p>
          </table:table-cell>
          <table:table-cell office:value-type="string" office:value="事實&#10;&#10;* **河流名稱正確：** [response] 提到尼羅河，與 [reference] 中指出的世界上最長的河流一致。&#10;* **長度一致：** [response] 提供的尼羅河長度 6,650 公里（4,132 英里）與 [reference] 中提供的長度約 6,650 公里（4,132 英里）相符。&#10;* **信息來源一致：** [response] 提供的資訊直接來自 [reference] 中關於尼羅河的描述。&#10;&#10;因此，[response] 準確地回答了 [question]，並且沒有與 [reference] 中的事實不符之處。">
            <text:p>事實

* **河流名稱正確：** [response] 提到尼羅河，與 [reference] 中指出的世界上最長的河流一致。
* **長度一致：** [response] 提供的尼羅河長度 6,650 公里（4,132 英里）與 [reference] 中提供的長度約 6,650 公里（4,132 英里）相符。
* **信息來源一致：** [response] 提供的資訊直接來自 [reference] 中關於尼羅河的描述。

因此，[response] 準確地回答了 [question]，並且沒有與 [reference] 中的事實不符之處。</text:p>
          </table:table-cell>
        </table:table-row>
        <table:table-row>
          <table:table-cell office:value-type="string" office:value="蒙娜麗莎是誰畫的？ ">
            <text:p>蒙娜麗莎是誰畫的？ </text:p>
          </table:table-cell>
          <table:table-cell office:value-type="string" office:value="《蒙娜麗莎》是義大利文藝復興時期藝術家李奧納多·達文西的作品。 ">
            <text:p>《蒙娜麗莎》是義大利文藝復興時期藝術家李奧納多·達文西的作品。 </text:p>
          </table:table-cell>
          <table:table-cell office:value-type="string" office:value="《蒙娜麗莎》是李奧納多達文西畫的。它被認為是義大利文藝復興時期的典型傑作，並被描述為「世界上最著名、訪問量最大、被書寫最多、被傳頌最多、被模仿最多的藝術作品」。 ">
            <text:p>《蒙娜麗莎》是李奧納多達文西畫的。它被認為是義大利文藝復興時期的典型傑作，並被描述為「世界上最著名、訪問量最大、被書寫最多、被傳頌最多、被模仿最多的藝術作品」。 </text:p>
          </table:table-cell>
          <table:table-cell office:value-type="string" office:value="事實&#10;&#10;* **[response] 說：「《蒙娜麗莎》是義大利文藝復興時期藝術家李奧納多·達文西的作品。」**&#10;* **[reference] 說：「《蒙娜麗莎》是李奧納多達文西畫的。」**&#10;&#10;[response] 的說法與 [reference] 的內容完全一致，因此沒有幻覺。">
            <text:p>事實

* **[response] 說：「《蒙娜麗莎》是義大利文藝復興時期藝術家李奧納多·達文西的作品。」**
* **[reference] 說：「《蒙娜麗莎》是李奧納多達文西畫的。」**

[response] 的說法與 [reference] 的內容完全一致，因此沒有幻覺。</text:p>
          </table:table-cell>
        </table:table-row>
        <table:table-row>
          <table:table-cell office:value-type="string" office:value="人體有幾塊骨頭？ ">
            <text:p>人體有幾塊骨頭？ </text:p>
          </table:table-cell>
          <table:table-cell office:value-type="string" office:value="成年人的身體通常有 256 塊骨頭。 ">
            <text:p>成年人的身體通常有 256 塊骨頭。 </text:p>
          </table:table-cell>
          <table:table-cell office:value-type="string" office:value="人體有206塊骨頭。這些骨骼提供結構、保護器官、固定肌肉並儲存鈣。 ">
            <text:p>人體有206塊骨頭。這些骨骼提供結構、保護器官、固定肌肉並儲存鈣。 </text:p>
          </table:table-cell>
          <table:table-cell office:value-type="string" office:value="幻覺&#10;&#10;理由：&#10;&#10;*   **參考資料明確指出人體有 206 塊骨頭。**&#10;*   **回應給出的答案是 256 塊骨頭，與參考資料中的 206 塊骨頭不符。** 因此，回應存在與事實不符的資訊，構成幻覺。">
            <text:p>幻覺

理由：

*   **參考資料明確指出人體有 206 塊骨頭。**
*   **回應給出的答案是 256 塊骨頭，與參考資料中的 206 塊骨頭不符。** 因此，回應存在與事實不符的資訊，構成幻覺。</text:p>
          </table:table-cell>
        </table:table-row>
        <table:table-row>
          <table:table-cell office:value-type="string" office:value="太陽系中最大的行星是哪一顆？ ">
            <text:p>太陽系中最大的行星是哪一顆？ </text:p>
          </table:table-cell>
          <table:table-cell office:value-type="string" office:value="木星是我們太陽系中最大的行星。 ">
            <text:p>木星是我們太陽系中最大的行星。 </text:p>
          </table:table-cell>
          <table:table-cell office:value-type="string" office:value="木星是我們太陽系中最大的行星。它是一顆氣態巨行星，質量是太陽系中所有其他行星質量總和的兩倍半以上。 ">
            <text:p>木星是我們太陽系中最大的行星。它是一顆氣態巨行星，質量是太陽系中所有其他行星質量總和的兩倍半以上。 </text:p>
          </table:table-cell>
          <table:table-cell office:value-type="string" office:value="事實&#10;&#10;* **reference 明確指出木星是太陽系中最大的行星。**&#10;* **response 的回答與 reference 的內容完全一致。** 因此，response 沒有任何與事實不符的地方。">
            <text:p>事實

* **reference 明確指出木星是太陽系中最大的行星。**
* **response 的回答與 reference 的內容完全一致。** 因此，response 沒有任何與事實不符的地方。</text:p>
          </table:table-cell>
        </table:table-row>
        <table:table-row>
          <table:table-cell office:value-type="string" office:value="《羅密歐與茱麗葉》是誰寫的？ ">
            <text:p>《羅密歐與茱麗葉》是誰寫的？ </text:p>
          </table:table-cell>
          <table:table-cell office:value-type="string" office:value="戲劇《羅密歐與茱麗葉》是威廉·莎士比亞創作的。 ">
            <text:p>戲劇《羅密歐與茱麗葉》是威廉·莎士比亞創作的。 </text:p>
          </table:table-cell>
          <table:table-cell office:value-type="string" office:value="威廉·莎士比亞寫了《羅密歐與茱麗葉》。這是一場關於兩個不幸的年輕戀人的悲劇，他們的死亡最終使他們不和的家庭和解。 ">
            <text:p>威廉·莎士比亞寫了《羅密歐與茱麗葉》。這是一場關於兩個不幸的年輕戀人的悲劇，他們的死亡最終使他們不和的家庭和解。 </text:p>
          </table:table-cell>
          <table:table-cell office:value-type="string" office:value="事實&#10;&#10;* **[reference] 明確指出威廉·莎士比亞寫了《羅密歐與茱麗葉》。**&#10;* **[response] 也正確地指出威廉·莎士比亞創作了《羅密歐與茱麗葉》。**&#10;&#10;因此，[response] 的回答與 [reference] 中的事實相符，不存在幻覺。">
            <text:p>事實

* **[reference] 明確指出威廉·莎士比亞寫了《羅密歐與茱麗葉》。**
* **[response] 也正確地指出威廉·莎士比亞創作了《羅密歐與茱麗葉》。**

因此，[response] 的回答與 [reference] 中的事實相符，不存在幻覺。</text:p>
          </table:table-cell>
        </table:table-row>
        <table:table-row>
          <table:table-cell office:value-type="string" office:value="第一次登月是什麼時候發生的？ ">
            <text:p>第一次登月是什麼時候發生的？ </text:p>
          </table:table-cell>
          <table:table-cell office:value-type="string" office:value="第一次登月發生在 1969 年 7 月 20 日。 ">
            <text:p>第一次登月發生在 1969 年 7 月 20 日。 </text:p>
          </table:table-cell>
          <table:table-cell office:value-type="string" office:value="第一次登月發生在 1969 年。 1969 年 7 月 20 日，美國太空人尼爾阿姆斯壯和埃德溫「巴茲」奧爾德林作為阿波羅 11 號任務的一部分，成為第一批登陸月球的人類。 ">
            <text:p>第一次登月發生在 1969 年。 1969 年 7 月 20 日，美國太空人尼爾阿姆斯壯和埃德溫「巴茲」奧爾德林作為阿波羅 11 號任務的一部分，成為第一批登陸月球的人類。 </text:p>
          </table:table-cell>
          <table:table-cell office:value-type="string" office:value="事實&#10;&#10;* **[response]** 說「第一次登月發生在 1969 年 7 月 20 日」，而 **[reference]** 也明確指出「1969 年 7 月 20 日，美國太空人尼爾阿姆斯壯和埃德溫「巴茲」奧爾德林成為第一批登陸月球的人類。」&#10;* **[reference]** 提供了支持 **[response]** 準確性的證據，確認了登月日期。&#10;* 因此，**[response]** 的回答與 **[reference]** 的內容完全一致，沒有任何與事實不符的地方。">
            <text:p>事實

* **[response]** 說「第一次登月發生在 1969 年 7 月 20 日」，而 **[reference]** 也明確指出「1969 年 7 月 20 日，美國太空人尼爾阿姆斯壯和埃德溫「巴茲」奧爾德林成為第一批登陸月球的人類。」
* **[reference]** 提供了支持 **[response]** 準確性的證據，確認了登月日期。
* 因此，**[response]** 的回答與 **[reference]** 的內容完全一致，沒有任何與事實不符的地方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